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6658"/>
    </style:style>
    <style:style style:name="P2" style:family="paragraph" style:parent-style-name="Standard">
      <style:text-properties fo:font-weight="bold" officeooo:rsid="00016658" officeooo:paragraph-rsid="00016658" style:font-weight-asian="bold" style:font-weight-complex="bold"/>
    </style:style>
    <style:style style:name="P3" style:family="paragraph" style:parent-style-name="Standard">
      <style:text-properties fo:font-weight="bold" officeooo:paragraph-rsid="00016658" style:font-weight-asian="bold" style:font-weight-complex="bold"/>
    </style:style>
    <style:style style:name="P4" style:family="paragraph" style:parent-style-name="Standard">
      <style:text-properties fo:font-weight="normal" officeooo:rsid="00016658" officeooo:paragraph-rsid="00016658" style:font-weight-asian="normal" style:font-weight-complex="normal"/>
    </style:style>
    <style:style style:name="P5" style:family="paragraph" style:parent-style-name="Standard">
      <style:text-properties style:text-position="sub 58%" officeooo:paragraph-rsid="00016658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8" style:family="paragraph" style:parent-style-name="Heading_20_2">
      <style:paragraph-properties fo:margin-left="0in" fo:margin-right="0in" fo:margin-top="0.2083in" fo:margin-bottom="0.1043in" loext:contextual-spacing="false" fo:orphans="2" fo:widows="2" fo:text-indent="0in" style:auto-text-indent="false" fo:padding="0in" fo:border="none"/>
      <style:text-properties fo:font-variant="normal" fo:text-transform="none" fo:color="#333333" style:font-name="roboto" fo:font-size="21pt" fo:letter-spacing="normal" fo:font-style="normal" fo:font-weight="normal" loext:padding="0in" loext:border="none"/>
    </style:style>
    <style:style style:name="P9" style:family="paragraph" style:parent-style-name="Heading_20_3">
      <style:text-properties fo:font-variant="normal" fo:text-transform="none" fo:color="#333333" style:text-position="sub 58%" style:font-name="roboto" fo:font-size="18pt" fo:letter-spacing="normal" fo:font-style="normal" fo:font-weight="normal" officeooo:paragraph-rsid="00016658"/>
    </style:style>
    <style:style style:name="T1" style:family="text">
      <style:text-properties style:text-underline-style="solid" style:text-underline-width="auto" style:text-underline-color="font-color" officeooo:rsid="00016658"/>
    </style:style>
    <style:style style:name="T2" style:family="text"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y Used ? </text:p>
      <text:p text:style-name="P1">Ridge and Lasso regression are two additional tools you can use to improve results and accuracy on your linear regression models while reducing over-fitting.</text:p>
      <text:p text:style-name="P3">Over-fitting ? </text:p>
      <text:p text:style-name="P1">When independent variables are related/correlated to each other (<text:span text:style-name="T1">col-linearity</text:span>), this can have a negative impact on the accuracy of the model and cause it to over-fit to training data.</text:p>
      <text:p text:style-name="P2">How to Avoid ? </text:p>
      <text:p text:style-name="P4">Over-fitting happens when the model tries too hard to adapt to noise in your training data. A technique called regularization helps constrain the magnitude of the coeffecients (weights, or slope in linear equation) by adding a penalty in the cost function. </text:p>
      <text:p text:style-name="P4">Ridge and Lasso regression are two regularization techniques.</text:p>
      <text:p text:style-name="P1">Ridge and Lasso regression are based on simple linear regression, but tweak the mean squared error cost function to improve results.</text:p>
      <text:p text:style-name="P5"/>
      <text:p text:style-name="P5"/>
      <text:h text:style-name="P9" text:outline-level="3">Reading Assignment (Ridge and Lasso Regression)</text:h>
      <text:h text:style-name="P8" text:outline-level="2">Introduction</text:h>
      <text:p text:style-name="P7">Ridge and Lasso regression are two additional tools you can use to improve results and accuracy on your linear regression models while reducing over-fitting.</text:p>
      <text:p text:style-name="P7">When independent variables are related/correlated to each other (collinearity), this can have a negative impact on the accuracy of the model and cause it to over-fit to training data. Ridge and Lasso regression are based on simple linear regression, but tweak the mean squared error cost function to improve results.</text:p>
      <text:p text:style-name="P7">Over-fitting happens when the model tries too hard to adapt to noise in your training data. A technique called regularization helps constrain the magnitude of the coeffecients (weights, or slope in linear equation) by adding a penalty in the cost function. Ridge and Lasso regression are two regularization techniques.</text:p>
      <text:h text:style-name="P8" text:outline-level="2">Reading</text:h>
      <text:p text:style-name="P6"><text:span text:style-name="T2">Beginner level reading:<text:line-break/></text:span><text:a xlink:type="simple" xlink:href="https://www.analyticsvidhya.com/blog/2017/06/a-comprehensive-guide-for-linear-ridge-and-lasso-regression/" text:style-name="Internet_20_link" text:visited-style-name="Visited_20_Internet_20_Link"><text:span text:style-name="T3">A comprehensive beginners guide for Linear, Ridge and Lasso Regression</text:span></text:a></text:p>
      <text:p text:style-name="P6"><text:span text:style-name="T2">Intermediate level reading:<text:line-break/></text:span><text:a xlink:type="simple" xlink:href="https://towardsdatascience.com/regularization-in-machine-learning-76441ddcf99a" text:style-name="Internet_20_link" text:visited-style-name="Visited_20_Internet_20_Link"><text:span text:style-name="T3">Regularization in Machine Learning</text:span></text:a></text:p>
      <text:p text:style-name="P6"><text:span text:style-name="T2">Advanced math dive with code:<text:line-break/></text:span><text:a xlink:type="simple" xlink:href="https://towardsdatascience.com/ridge-and-lasso-regression-a-complete-guide-with-python-scikit-learn-e20e34bcbf0b" text:style-name="Internet_20_link" text:visited-style-name="Visited_20_Internet_20_Link"><text:span text:style-name="T3">Ridge and Lasso Regression: A Complete Guide with Python Scikit-Learn</text:span></text:a></text:p>
      <text:h text:style-name="P8" text:outline-level="2"><text:soft-page-break/>Homework Assignment</text:h>
      <text:p text:style-name="P6"><text:span text:style-name="T2">Fork the </text:span><text:a xlink:type="simple" xlink:href="https://www.kaggle.com/colinskow/linear-regression-automobile-tutorial-data-lit" text:style-name="Internet_20_link" text:visited-style-name="Visited_20_Internet_20_Link"><text:span text:style-name="T3">Kaggle notebook</text:span></text:a><text:span text:style-name="T2"> from the Linear Regression with Python </text:span><text:a xlink:type="simple" xlink:href="https://www.theschool.ai/courses/data-lit/lessons/linear-regression-python/" text:style-name="Internet_20_link" text:visited-style-name="Visited_20_Internet_20_Link"><text:span text:style-name="T3">video tutorial</text:span></text:a><text:span text:style-name="T2"> and apply both ridge and lasso regression at the bottom using the example code above. Are you able to improve results? Post your findings in the comments below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5-29T16:34:53.190000000</dc:date>
    <meta:editing-duration>PT10H29M53S</meta:editing-duration>
    <meta:editing-cycles>3</meta:editing-cycles>
    <meta:document-statistic meta:table-count="0" meta:image-count="0" meta:object-count="0" meta:page-count="2" meta:paragraph-count="19" meta:word-count="340" meta:character-count="2202" meta:non-whitespace-character-count="1877"/>
  </office:meta>
</office:document-meta>
</file>